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table:number-columns-repeated="3"/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Ej påbörj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modell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implement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table:formula="of:=SUM([.K4:.K7])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Summa</text:p>
          </table:table-cell>
          <table:table-cell table:formula="of:=SUM([.O4:.O10])" office:value-type="float" office:value="28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K12]" office:value-type="float" office:value="10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table:formula="of:=SUM([.K12:.K13])" office:value-type="float" office:value="10" calcext:value-type="float">
            <text:p/>
          </table:table-cell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O12]+[.O13]" office:value-type="float" office:value="38" calcext:value-type="float">
            <text:p/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1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9:09:03.3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9</meta:editing-cycles>
    <meta:generator>LibreOffice/4.2.0.4$Windows_x86 LibreOffice_project/05dceb5d363845f2cf968344d7adab8dcfb2ba71</meta:generator>
    <dc:date>2014-04-15T09:10:15.140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